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ing</text:p>
      <text:p text:style-name="P3">Charged Attacks</text:p>
      <text:p text:style-name="P3">Dodging</text:p>
      <text:p text:style-name="P1"/>
      <text:p text:style-name="P1">Thursday, 4th</text:p>
      <text:p text:style-name="P1"/>
      <text:p text:style-name="Standard">Jay</text:p>
      <text:p text:style-name="P5">XP Leveling</text:p>
      <text:p text:style-name="P5">Weapon Leveling</text:p>
      <text:p text:style-name="P5">Orientation when damaged</text:p>
      <text:p text:style-name="Standard"/>
      <text:p text:style-name="P2">Renopp</text:p>
      <text:p text:style-name="P2">Voids Scourge</text:p>
      <text:p text:style-name="P1"/>
      <text:p text:style-name="P1">Friday, 5th</text:p>
      <text:p text:style-name="P2"/>
      <text:p text:style-name="Standard">Jay</text:p>
      <text:p text:style-name="P5">Animated Tiles</text:p>
      <text:p text:style-name="P5">Destructible Tiles</text:p>
      <text:p text:style-name="Standard">Dialogs</text:p>
      <text:p text:style-name="P5">Money gain</text:p>
      <text:p text:style-name="P5">Rounded Tile Brush</text:p>
      <text:p text:style-name="Standard"/>
      <text:p text:style-name="P2">Renopp</text:p>
      <text:p text:style-name="P3">Make Waterfall Animation and some Water Edges</text:p>
      <text:p text:style-name="P3">Build first two maps (Intro Scene with npcs &amp; sword aquired)</text:p>
      <text:p text:style-name="P1"/>
      <text:p text:style-name="P1">Saturday, 6th</text:p>
      <text:p text:style-name="P1"/>
      <text:p text:style-name="Standard">Jay</text:p>
      <text:p text:style-name="Standard">Voids Scourge</text:p>
      <text:p text:style-name="P5"/>
      <text:p text:style-name="Standard"/>
      <text:p text:style-name="P2">Renopp</text:p>
      <text:p text:style-name="P1"/>
      <text:p text:style-name="P1">Sunday, 7th</text:p>
      <text:p text:style-name="P1"/>
      <text:p text:style-name="Standard">Jay</text:p>
      <text:p text:style-name="Standard">Voids Scourge</text:p>
      <text:p text:style-name="Standard"/>
      <text:p text:style-name="P2">Renopp</text:p>
      <text:p text:style-name="P1"/>
      <text:p text:style-name="P1">Monday, 8th</text:p>
      <text:p text:style-name="P1"/>
      <text:p text:style-name="Standard">Jay + <text:span text:style-name="T1">Renopp</text:span></text:p>
      <text:p text:style-name="P2">Intro &amp; First Level scripting, dialogs, <text:span text:style-name="T2">audio</text:span></text:p>
      <text:p text:style-name="P3">Fixing Bridge Collision</text:p>
      <text:p text:style-name="Standard">Extra Enemy AI (fleeing, multiple attacks, <text:span text:style-name="T2">pathfinding</text:span>)</text:p>
      <text:p text:style-name="P4"><text:soft-page-break/>Inventory and Items + Circular UI</text:p>
      <text:p text:style-name="P1"/>
      <text:p text:style-name="P1">Tuesday, 9th</text:p>
      <text:p text:style-name="P1"/>
      <text:p text:style-name="Standard">Jay</text:p>
      <text:p text:style-name="Standard"/>
      <text:p text:style-name="P2">Renopp</text:p>
      <text:p text:style-name="P1"/>
      <text:p text:style-name="P1">Wednesday, 10th</text:p>
      <text:p text:style-name="P1"/>
      <text:p text:style-name="Standard">Jay</text:p>
      <text:p text:style-name="Standard"/>
      <text:p text:style-name="P2">Renopp</text:p>
      <text:p text:style-name="P1"/>
      <text:p text:style-name="P1">Thursday, 11th</text:p>
      <text:p text:style-name="P1"/>
      <text:p text:style-name="Standard">Jay</text:p>
      <text:p text:style-name="Standard">Musica</text:p>
      <text:p text:style-name="P5">Respawn</text:p>
      <text:p text:style-name="P5">Cutscene for ring</text:p>
      <text:p text:style-name="P5">weapon switch controls</text:p>
      <text:p text:style-name="Standard">Victory</text:p>
      <text:p text:style-name="Standard">programmable art</text:p>
      <text:p text:style-name="P5">Fix other actors starting triggers</text:p>
      <text:p text:style-name="Standard"/>
      <text:p text:style-name="P2">Renopp</text:p>
      <text:p text:style-name="P2">Second Forest Level</text:p>
      <text:p text:style-name="P2">Enemies on Beach</text:p>
      <text:p text:style-name="P2">controller weapon switch</text:p>
      <text:p text:style-name="P2">vertical stairs</text:p>
      <text:p text:style-name="P2">sea rocks animated</text:p>
      <text:p text:style-name="P2">boss maybe? Giant enemy crab?</text:p>
      <text:p text:style-name="P2">Empty Sword Stone</text:p>
      <text:p text:style-name="P2"/>
      <text:p text:style-name="P2">Both: Sync</text:p>
      <text:p text:style-name="P1"/>
      <text:p text:style-name="P1">Friday, 12th</text:p>
      <text:p text:style-name="P1"/>
      <text:p text:style-name="Standard">Jay</text:p>
      <text:p text:style-name="Standard"/>
      <text:p text:style-name="P2">Renop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4H16M28S</meta:editing-duration>
    <meta:editing-cycles>21</meta:editing-cycles>
    <meta:generator>OpenOffice/4.1.3$Win32 OpenOffice.org_project/413m1$Build-9783</meta:generator>
    <dc:date>2020-06-11T15:00:20.75</dc:date>
    <meta:document-statistic meta:table-count="0" meta:image-count="0" meta:object-count="0" meta:page-count="2" meta:paragraph-count="61" meta:word-count="145" meta:character-count="901"/>
    <meta:user-defined meta:name="Info 1"/>
    <meta:user-defined meta:name="Info 2"/>
    <meta:user-defined meta:name="Info 3"/>
    <meta:user-defined meta:name="Info 4"/>
  </office:meta>
</office:document-meta>
</file>